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2" text:outline-level="2"><text:bookmark-start text:name="__RefHeading___Toc62846_1640206654"/>Menu: Datei<text:bookmark-end text:name="__RefHeading___Toc62846_1640206654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1:44:13.344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0.4.2$Windows_x86 LibreOffice_project/2b9802c1994aa0b7dc6079e128979269cf95bc78</meta:generator>
  </office:meta>
</office:document-meta>
</file>